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100001">
            <text:p>SNOANTMEN10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OCTUBRE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4997124.38">
            <text:p>4997124,38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100001','2014-10-31','---','-------------------------','2110104020000000001','SCGCMP','SNOANTMEN100001','H','PROVISION ANTIGUEDAD DE PRESTACIONES SOCIALES NOMINA MENSUAL OCTUBRE 2014',4997124,38,0);">
            <text:p>INSERT INTO scg_dt_cmp VALUES('0001','SCGCMP','SNOANTMEN100001','2014-10-31','---','-------------------------','2110104020000000001','SCGCMP','SNOANTMEN100001','H','PROVISION ANTIGUEDAD DE PRESTACIONES SOCIALES NOMINA MENSUAL OCTUBRE 2014',4997124,38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16606.45">
            <text:p>116.606,45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100001','2014-10-31','---','-------------------------','6110800002000000001','SCGCMP','SNOANTMEN100001','D','PROVISION ANTIGUEDAD DE PRESTACIONES SOCIALES NOMINA MENSUAL OCTUBRE 2014',116606,45,1);">
            <text:p>INSERT INTO scg_dt_cmp VALUES('0001','SCGCMP','SNOANTMEN100001','2014-10-31','---','-------------------------','6110800002000000001','SCGCMP','SNOANTMEN100001','D','PROVISION ANTIGUEDAD DE PRESTACIONES SOCIALES NOMINA MENSUAL OCTUBRE 2014',116606,4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7892.41">
            <text:p>27.892,41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100001','2014-10-31','---','-------------------------','6110800002903000001','SCGCMP','SNOANTMEN100001','D','PROVISION ANTIGUEDAD DE PRESTACIONES SOCIALES NOMINA MENSUAL OCTUBRE 2014',27892,41,2);">
            <text:p>INSERT INTO scg_dt_cmp VALUES('0001','SCGCMP','SNOANTMEN100001','2014-10-31','---','-------------------------','6110800002903000001','SCGCMP','SNOANTMEN100001','D','PROVISION ANTIGUEDAD DE PRESTACIONES SOCIALES NOMINA MENSUAL OCTUBRE 2014',27892,41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3</text:p>
          </table:table-cell>
          <table:table-cell table:style-name="ce6" office:value-type="float" office:value="21959.39">
            <text:p>21.959,39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100001','2014-10-31','---','-------------------------','6110800002303000001','SCGCMP','SNOANTMEN100001','D','PROVISION ANTIGUEDAD DE PRESTACIONES SOCIALES NOMINA MENSUAL OCTUBRE 2014',21959,39,3);">
            <text:p>INSERT INTO scg_dt_cmp VALUES('0001','SCGCMP','SNOANTMEN100001','2014-10-31','---','-------------------------','6110800002303000001','SCGCMP','SNOANTMEN100001','D','PROVISION ANTIGUEDAD DE PRESTACIONES SOCIALES NOMINA MENSUAL OCTUBRE 2014',21959,39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3</text:p>
          </table:table-cell>
          <table:table-cell table:style-name="ce6" office:value-type="float" office:value="132414.67">
            <text:p>132.414,67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100001','2014-10-31','---','-------------------------','6110800002003000001','SCGCMP','SNOANTMEN100001','D','PROVISION ANTIGUEDAD DE PRESTACIONES SOCIALES NOMINA MENSUAL OCTUBRE 2014',132414,67,4);">
            <text:p>INSERT INTO scg_dt_cmp VALUES('0001','SCGCMP','SNOANTMEN100001','2014-10-31','---','-------------------------','6110800002003000001','SCGCMP','SNOANTMEN100001','D','PROVISION ANTIGUEDAD DE PRESTACIONES SOCIALES NOMINA MENSUAL OCTUBRE 2014',132414,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003</text:p>
          </table:table-cell>
          <table:table-cell table:style-name="ce6" office:value-type="float" office:value="21025.51">
            <text:p>21.025,51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100001','2014-10-31','---','-------------------------','6110800003003000001','SCGCMP','SNOANTMEN100001','D','PROVISION ANTIGUEDAD DE PRESTACIONES SOCIALES NOMINA MENSUAL OCTUBRE 2014',21025,51,5);">
            <text:p>INSERT INTO scg_dt_cmp VALUES('0001','SCGCMP','SNOANTMEN100001','2014-10-31','---','-------------------------','6110800003003000001','SCGCMP','SNOANTMEN100001','D','PROVISION ANTIGUEDAD DE PRESTACIONES SOCIALES NOMINA MENSUAL OCTUBRE 2014',21025,51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500</text:p>
          </table:table-cell>
          <table:table-cell table:style-name="ce6" office:value-type="float" office:value="44300.28">
            <text:p>44.300,28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100001','2014-10-31','---','-------------------------','6110800003500000001','SCGCMP','SNOANTMEN100001','D','PROVISION ANTIGUEDAD DE PRESTACIONES SOCIALES NOMINA MENSUAL OCTUBRE 2014',44300,28,6);">
            <text:p>INSERT INTO scg_dt_cmp VALUES('0001','SCGCMP','SNOANTMEN100001','2014-10-31','---','-------------------------','6110800003500000001','SCGCMP','SNOANTMEN100001','D','PROVISION ANTIGUEDAD DE PRESTACIONES SOCIALES NOMINA MENSUAL OCTUBRE 2014',44300,28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9</text:p>
          </table:table-cell>
          <table:table-cell table:style-name="ce6" office:value-type="float" office:value="23810.08">
            <text:p>23.810,08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100001','2014-10-31','---','-------------------------','6110800004509000001','SCGCMP','SNOANTMEN100001','D','PROVISION ANTIGUEDAD DE PRESTACIONES SOCIALES NOMINA MENSUAL OCTUBRE 2014',23810,08,7);">
            <text:p>INSERT INTO scg_dt_cmp VALUES('0001','SCGCMP','SNOANTMEN100001','2014-10-31','---','-------------------------','6110800004509000001','SCGCMP','SNOANTMEN100001','D','PROVISION ANTIGUEDAD DE PRESTACIONES SOCIALES NOMINA MENSUAL OCTUBRE 2014',23810,08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800</text:p>
          </table:table-cell>
          <table:table-cell table:style-name="ce6" office:value-type="float" office:value="6992.41">
            <text:p>6.992,41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100001','2014-10-31','---','-------------------------','6110800003800000001','SCGCMP','SNOANTMEN100001','D','PROVISION ANTIGUEDAD DE PRESTACIONES SOCIALES NOMINA MENSUAL OCTUBRE 2014',6992,41,8);">
            <text:p>INSERT INTO scg_dt_cmp VALUES('0001','SCGCMP','SNOANTMEN100001','2014-10-31','---','-------------------------','6110800003800000001','SCGCMP','SNOANTMEN100001','D','PROVISION ANTIGUEDAD DE PRESTACIONES SOCIALES NOMINA MENSUAL OCTUBRE 2014',6992,41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100</text:p>
          </table:table-cell>
          <table:table-cell table:style-name="ce6" office:value-type="float" office:value="69797.11">
            <text:p>69.797,11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100001','2014-10-31','---','-------------------------','6110800001100000001','SCGCMP','SNOANTMEN100001','D','PROVISION ANTIGUEDAD DE PRESTACIONES SOCIALES NOMINA MENSUAL OCTUBRE 2014',69797,11,9);">
            <text:p>INSERT INTO scg_dt_cmp VALUES('0001','SCGCMP','SNOANTMEN100001','2014-10-31','---','-------------------------','6110800001100000001','SCGCMP','SNOANTMEN100001','D','PROVISION ANTIGUEDAD DE PRESTACIONES SOCIALES NOMINA MENSUAL OCTUBRE 2014',69797,11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2281.27">
            <text:p>12.281,27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100001','2014-10-31','---','-------------------------','6110800002802000001','SCGCMP','SNOANTMEN100001','D','PROVISION ANTIGUEDAD DE PRESTACIONES SOCIALES NOMINA MENSUAL OCTUBRE 2014',12281,27,10);">
            <text:p>INSERT INTO scg_dt_cmp VALUES('0001','SCGCMP','SNOANTMEN100001','2014-10-31','---','-------------------------','6110800002802000001','SCGCMP','SNOANTMEN100001','D','PROVISION ANTIGUEDAD DE PRESTACIONES SOCIALES NOMINA MENSUAL OCTUBRE 2014',12281,27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501</text:p>
          </table:table-cell>
          <table:table-cell table:style-name="ce6" office:value-type="float" office:value="25576.5">
            <text:p>25.576,50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100001','2014-10-31','---','-------------------------','6110800002501000001','SCGCMP','SNOANTMEN100001','D','PROVISION ANTIGUEDAD DE PRESTACIONES SOCIALES NOMINA MENSUAL OCTUBRE 2014',25576,5,11);">
            <text:p>INSERT INTO scg_dt_cmp VALUES('0001','SCGCMP','SNOANTMEN100001','2014-10-31','---','-------------------------','6110800002501000001','SCGCMP','SNOANTMEN100001','D','PROVISION ANTIGUEDAD DE PRESTACIONES SOCIALES NOMINA MENSUAL OCTUBRE 2014',25576,5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203</text:p>
          </table:table-cell>
          <table:table-cell table:style-name="ce6" office:value-type="float" office:value="61047.07">
            <text:p>61.047,07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100001','2014-10-31','---','-------------------------','6110800003203000001','SCGCMP','SNOANTMEN100001','D','PROVISION ANTIGUEDAD DE PRESTACIONES SOCIALES NOMINA MENSUAL OCTUBRE 2014',61047,07,12);">
            <text:p>INSERT INTO scg_dt_cmp VALUES('0001','SCGCMP','SNOANTMEN100001','2014-10-31','---','-------------------------','6110800003203000001','SCGCMP','SNOANTMEN100001','D','PROVISION ANTIGUEDAD DE PRESTACIONES SOCIALES NOMINA MENSUAL OCTUBRE 2014',61047,07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2</text:p>
          </table:table-cell>
          <table:table-cell table:style-name="ce6" office:value-type="float" office:value="90057.33">
            <text:p>90.057,33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100001','2014-10-31','---','-------------------------','6110800002902000001','SCGCMP','SNOANTMEN100001','D','PROVISION ANTIGUEDAD DE PRESTACIONES SOCIALES NOMINA MENSUAL OCTUBRE 2014',90057,33,13);">
            <text:p>INSERT INTO scg_dt_cmp VALUES('0001','SCGCMP','SNOANTMEN100001','2014-10-31','---','-------------------------','6110800002902000001','SCGCMP','SNOANTMEN100001','D','PROVISION ANTIGUEDAD DE PRESTACIONES SOCIALES NOMINA MENSUAL OCTUBRE 2014',90057,33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1</text:p>
          </table:table-cell>
          <table:table-cell table:style-name="ce6" office:value-type="float" office:value="31927.54">
            <text:p>31.927,54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100001','2014-10-31','---','-------------------------','6110800004501000001','SCGCMP','SNOANTMEN100001','D','PROVISION ANTIGUEDAD DE PRESTACIONES SOCIALES NOMINA MENSUAL OCTUBRE 2014',31927,54,14);">
            <text:p>INSERT INTO scg_dt_cmp VALUES('0001','SCGCMP','SNOANTMEN100001','2014-10-31','---','-------------------------','6110800004501000001','SCGCMP','SNOANTMEN100001','D','PROVISION ANTIGUEDAD DE PRESTACIONES SOCIALES NOMINA MENSUAL OCTUBRE 2014',31927,54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701</text:p>
          </table:table-cell>
          <table:table-cell table:style-name="ce6" office:value-type="float" office:value="41444.41">
            <text:p>41.444,41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100001','2014-10-31','---','-------------------------','6110800002701000001','SCGCMP','SNOANTMEN100001','D','PROVISION ANTIGUEDAD DE PRESTACIONES SOCIALES NOMINA MENSUAL OCTUBRE 2014',41444,41,15);">
            <text:p>INSERT INTO scg_dt_cmp VALUES('0001','SCGCMP','SNOANTMEN100001','2014-10-31','---','-------------------------','6110800002701000001','SCGCMP','SNOANTMEN100001','D','PROVISION ANTIGUEDAD DE PRESTACIONES SOCIALES NOMINA MENSUAL OCTUBRE 2014',41444,41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8</text:p>
          </table:table-cell>
          <table:table-cell table:style-name="ce6" office:value-type="float" office:value="7196">
            <text:p>7.196,00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100001','2014-10-31','---','-------------------------','6110800002808000001','SCGCMP','SNOANTMEN100001','D','PROVISION ANTIGUEDAD DE PRESTACIONES SOCIALES NOMINA MENSUAL OCTUBRE 2014',7196,16);">
            <text:p>INSERT INTO scg_dt_cmp VALUES('0001','SCGCMP','SNOANTMEN100001','2014-10-31','---','-------------------------','6110800002808000001','SCGCMP','SNOANTMEN100001','D','PROVISION ANTIGUEDAD DE PRESTACIONES SOCIALES NOMINA MENSUAL OCTUBRE 2014',719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2</text:p>
          </table:table-cell>
          <table:table-cell table:style-name="ce6" office:value-type="float" office:value="148007.41">
            <text:p>148.007,41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100001','2014-10-31','---','-------------------------','6110800002102000001','SCGCMP','SNOANTMEN100001','D','PROVISION ANTIGUEDAD DE PRESTACIONES SOCIALES NOMINA MENSUAL OCTUBRE 2014',148007,41,17);">
            <text:p>INSERT INTO scg_dt_cmp VALUES('0001','SCGCMP','SNOANTMEN100001','2014-10-31','---','-------------------------','6110800002102000001','SCGCMP','SNOANTMEN100001','D','PROVISION ANTIGUEDAD DE PRESTACIONES SOCIALES NOMINA MENSUAL OCTUBRE 2014',148007,41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24495.35">
            <text:p>124.495,35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100001','2014-10-31','---','-------------------------','6110800004503000001','SCGCMP','SNOANTMEN100001','D','PROVISION ANTIGUEDAD DE PRESTACIONES SOCIALES NOMINA MENSUAL OCTUBRE 2014',124495,35,18);">
            <text:p>INSERT INTO scg_dt_cmp VALUES('0001','SCGCMP','SNOANTMEN100001','2014-10-31','---','-------------------------','6110800004503000001','SCGCMP','SNOANTMEN100001','D','PROVISION ANTIGUEDAD DE PRESTACIONES SOCIALES NOMINA MENSUAL OCTUBRE 2014',124495,35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200</text:p>
          </table:table-cell>
          <table:table-cell table:style-name="ce6" office:value-type="float" office:value="21295.22">
            <text:p>21.295,22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100001','2014-10-31','---','-------------------------','6110800001200000001','SCGCMP','SNOANTMEN100001','D','PROVISION ANTIGUEDAD DE PRESTACIONES SOCIALES NOMINA MENSUAL OCTUBRE 2014',21295,22,19);">
            <text:p>INSERT INTO scg_dt_cmp VALUES('0001','SCGCMP','SNOANTMEN100001','2014-10-31','---','-------------------------','6110800001200000001','SCGCMP','SNOANTMEN100001','D','PROVISION ANTIGUEDAD DE PRESTACIONES SOCIALES NOMINA MENSUAL OCTUBRE 2014',21295,22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4</text:p>
          </table:table-cell>
          <table:table-cell table:style-name="ce6" office:value-type="float" office:value="51551.41">
            <text:p>51.551,41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100001','2014-10-31','---','-------------------------','6110800003304000001','SCGCMP','SNOANTMEN100001','D','PROVISION ANTIGUEDAD DE PRESTACIONES SOCIALES NOMINA MENSUAL OCTUBRE 2014',51551,41,20);">
            <text:p>INSERT INTO scg_dt_cmp VALUES('0001','SCGCMP','SNOANTMEN100001','2014-10-31','---','-------------------------','6110800003304000001','SCGCMP','SNOANTMEN100001','D','PROVISION ANTIGUEDAD DE PRESTACIONES SOCIALES NOMINA MENSUAL OCTUBRE 2014',51551,41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502</text:p>
          </table:table-cell>
          <table:table-cell table:style-name="ce6" office:value-type="float" office:value="21949.18">
            <text:p>21.949,18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100001','2014-10-31','---','-------------------------','6110800002502000001','SCGCMP','SNOANTMEN100001','D','PROVISION ANTIGUEDAD DE PRESTACIONES SOCIALES NOMINA MENSUAL OCTUBRE 2014',21949,18,21);">
            <text:p>INSERT INTO scg_dt_cmp VALUES('0001','SCGCMP','SNOANTMEN100001','2014-10-31','---','-------------------------','6110800002502000001','SCGCMP','SNOANTMEN100001','D','PROVISION ANTIGUEDAD DE PRESTACIONES SOCIALES NOMINA MENSUAL OCTUBRE 2014',21949,18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6522.97">
            <text:p>16.522,97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100001','2014-10-31','---','-------------------------','6110800002600000001','SCGCMP','SNOANTMEN100001','D','PROVISION ANTIGUEDAD DE PRESTACIONES SOCIALES NOMINA MENSUAL OCTUBRE 2014',16522,97,22);">
            <text:p>INSERT INTO scg_dt_cmp VALUES('0001','SCGCMP','SNOANTMEN100001','2014-10-31','---','-------------------------','6110800002600000001','SCGCMP','SNOANTMEN100001','D','PROVISION ANTIGUEDAD DE PRESTACIONES SOCIALES NOMINA MENSUAL OCTUBRE 2014',16522,97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2</text:p>
          </table:table-cell>
          <table:table-cell table:style-name="ce6" office:value-type="float" office:value="47339.05">
            <text:p>47.339,05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100001','2014-10-31','---','-------------------------','6110800004502000001','SCGCMP','SNOANTMEN100001','D','PROVISION ANTIGUEDAD DE PRESTACIONES SOCIALES NOMINA MENSUAL OCTUBRE 2014',47339,05,23);">
            <text:p>INSERT INTO scg_dt_cmp VALUES('0001','SCGCMP','SNOANTMEN100001','2014-10-31','---','-------------------------','6110800004502000001','SCGCMP','SNOANTMEN100001','D','PROVISION ANTIGUEDAD DE PRESTACIONES SOCIALES NOMINA MENSUAL OCTUBRE 2014',47339,05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5004.88">
            <text:p>35.004,88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100001','2014-10-31','---','-------------------------','6110800003400000001','SCGCMP','SNOANTMEN100001','D','PROVISION ANTIGUEDAD DE PRESTACIONES SOCIALES NOMINA MENSUAL OCTUBRE 2014',35004,88,24);">
            <text:p>INSERT INTO scg_dt_cmp VALUES('0001','SCGCMP','SNOANTMEN100001','2014-10-31','---','-------------------------','6110800003400000001','SCGCMP','SNOANTMEN100001','D','PROVISION ANTIGUEDAD DE PRESTACIONES SOCIALES NOMINA MENSUAL OCTUBRE 2014',35004,88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1102000001">
            <text:p>6110800001102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102</text:p>
          </table:table-cell>
          <table:table-cell table:style-name="ce6" office:value-type="float" office:value="4604.34">
            <text:p>4.604,34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100001','2014-10-31','---','-------------------------','6110800001102000001','SCGCMP','SNOANTMEN100001','D','PROVISION ANTIGUEDAD DE PRESTACIONES SOCIALES NOMINA MENSUAL OCTUBRE 2014',4604,34,25);">
            <text:p>INSERT INTO scg_dt_cmp VALUES('0001','SCGCMP','SNOANTMEN100001','2014-10-31','---','-------------------------','6110800001102000001','SCGCMP','SNOANTMEN100001','D','PROVISION ANTIGUEDAD DE PRESTACIONES SOCIALES NOMINA MENSUAL OCTUBRE 2014',4604,34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200</text:p>
          </table:table-cell>
          <table:table-cell table:style-name="ce6" office:value-type="float" office:value="35367.15">
            <text:p>35.367,1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100001','2014-10-31','---','-------------------------','6110800004200000001','SCGCMP','SNOANTMEN100001','D','PROVISION ANTIGUEDAD DE PRESTACIONES SOCIALES NOMINA MENSUAL OCTUBRE 2014',35367,15,26);">
            <text:p>INSERT INTO scg_dt_cmp VALUES('0001','SCGCMP','SNOANTMEN100001','2014-10-31','---','-------------------------','6110800004200000001','SCGCMP','SNOANTMEN100001','D','PROVISION ANTIGUEDAD DE PRESTACIONES SOCIALES NOMINA MENSUAL OCTUBRE 2014',35367,1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602</text:p>
          </table:table-cell>
          <table:table-cell table:style-name="ce6" office:value-type="float" office:value="17976.1">
            <text:p>17.976,10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100001','2014-10-31','---','-------------------------','6110800004602000001','SCGCMP','SNOANTMEN100001','D','PROVISION ANTIGUEDAD DE PRESTACIONES SOCIALES NOMINA MENSUAL OCTUBRE 2014',17976,1,27);">
            <text:p>INSERT INTO scg_dt_cmp VALUES('0001','SCGCMP','SNOANTMEN100001','2014-10-31','---','-------------------------','6110800004602000001','SCGCMP','SNOANTMEN100001','D','PROVISION ANTIGUEDAD DE PRESTACIONES SOCIALES NOMINA MENSUAL OCTUBRE 2014',17976,1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503</text:p>
          </table:table-cell>
          <table:table-cell table:style-name="ce6" office:value-type="float" office:value="48420.11">
            <text:p>48.420,11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100001','2014-10-31','---','-------------------------','6110800002503000001','SCGCMP','SNOANTMEN100001','D','PROVISION ANTIGUEDAD DE PRESTACIONES SOCIALES NOMINA MENSUAL OCTUBRE 2014',48420,11,28);">
            <text:p>INSERT INTO scg_dt_cmp VALUES('0001','SCGCMP','SNOANTMEN100001','2014-10-31','---','-------------------------','6110800002503000001','SCGCMP','SNOANTMEN100001','D','PROVISION ANTIGUEDAD DE PRESTACIONES SOCIALES NOMINA MENSUAL OCTUBRE 2014',48420,11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201</text:p>
          </table:table-cell>
          <table:table-cell table:style-name="ce6" office:value-type="float" office:value="52458.9">
            <text:p>52.458,90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100001','2014-10-31','---','-------------------------','6110800004201000001','SCGCMP','SNOANTMEN100001','D','PROVISION ANTIGUEDAD DE PRESTACIONES SOCIALES NOMINA MENSUAL OCTUBRE 2014',52458,9,29);">
            <text:p>INSERT INTO scg_dt_cmp VALUES('0001','SCGCMP','SNOANTMEN100001','2014-10-31','---','-------------------------','6110800004201000001','SCGCMP','SNOANTMEN100001','D','PROVISION ANTIGUEDAD DE PRESTACIONES SOCIALES NOMINA MENSUAL OCTUBRE 2014',52458,9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6</text:p>
          </table:table-cell>
          <table:table-cell table:style-name="ce6" office:value-type="float" office:value="45085.25">
            <text:p>45.085,25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100001','2014-10-31','---','-------------------------','6110800002806000001','SCGCMP','SNOANTMEN100001','D','PROVISION ANTIGUEDAD DE PRESTACIONES SOCIALES NOMINA MENSUAL OCTUBRE 2014',45085,25,30);">
            <text:p>INSERT INTO scg_dt_cmp VALUES('0001','SCGCMP','SNOANTMEN100001','2014-10-31','---','-------------------------','6110800002806000001','SCGCMP','SNOANTMEN100001','D','PROVISION ANTIGUEDAD DE PRESTACIONES SOCIALES NOMINA MENSUAL OCTUBRE 2014',45085,2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104</text:p>
          </table:table-cell>
          <table:table-cell table:style-name="ce6" office:value-type="float" office:value="97762.03">
            <text:p>97.762,03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100001','2014-10-31','---','-------------------------','6110800003104000001','SCGCMP','SNOANTMEN100001','D','PROVISION ANTIGUEDAD DE PRESTACIONES SOCIALES NOMINA MENSUAL OCTUBRE 2014',97762,03,31);">
            <text:p>INSERT INTO scg_dt_cmp VALUES('0001','SCGCMP','SNOANTMEN100001','2014-10-31','---','-------------------------','6110800003104000001','SCGCMP','SNOANTMEN100001','D','PROVISION ANTIGUEDAD DE PRESTACIONES SOCIALES NOMINA MENSUAL OCTUBRE 2014',97762,03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5</text:p>
          </table:table-cell>
          <table:table-cell table:style-name="ce6" office:value-type="float" office:value="29766.58">
            <text:p>29.766,58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100001','2014-10-31','---','-------------------------','6110800002005000001','SCGCMP','SNOANTMEN100001','D','PROVISION ANTIGUEDAD DE PRESTACIONES SOCIALES NOMINA MENSUAL OCTUBRE 2014',29766,58,32);">
            <text:p>INSERT INTO scg_dt_cmp VALUES('0001','SCGCMP','SNOANTMEN100001','2014-10-31','---','-------------------------','6110800002005000001','SCGCMP','SNOANTMEN100001','D','PROVISION ANTIGUEDAD DE PRESTACIONES SOCIALES NOMINA MENSUAL OCTUBRE 2014',29766,58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001</text:p>
          </table:table-cell>
          <table:table-cell table:style-name="ce6" office:value-type="float" office:value="58263.56">
            <text:p>58.263,56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100001','2014-10-31','---','-------------------------','6110800003001000001','SCGCMP','SNOANTMEN100001','D','PROVISION ANTIGUEDAD DE PRESTACIONES SOCIALES NOMINA MENSUAL OCTUBRE 2014',58263,56,33);">
            <text:p>INSERT INTO scg_dt_cmp VALUES('0001','SCGCMP','SNOANTMEN100001','2014-10-31','---','-------------------------','6110800003001000001','SCGCMP','SNOANTMEN100001','D','PROVISION ANTIGUEDAD DE PRESTACIONES SOCIALES NOMINA MENSUAL OCTUBRE 2014',58263,56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103</text:p>
          </table:table-cell>
          <table:table-cell table:style-name="ce6" office:value-type="float" office:value="33601.09">
            <text:p>33.601,09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100001','2014-10-31','---','-------------------------','6110800003103000001','SCGCMP','SNOANTMEN100001','D','PROVISION ANTIGUEDAD DE PRESTACIONES SOCIALES NOMINA MENSUAL OCTUBRE 2014',33601,09,34);">
            <text:p>INSERT INTO scg_dt_cmp VALUES('0001','SCGCMP','SNOANTMEN100001','2014-10-31','---','-------------------------','6110800003103000001','SCGCMP','SNOANTMEN100001','D','PROVISION ANTIGUEDAD DE PRESTACIONES SOCIALES NOMINA MENSUAL OCTUBRE 2014',33601,09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2703.26">
            <text:p>12.703,26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100001','2014-10-31','---','-------------------------','6110800002104000001','SCGCMP','SNOANTMEN100001','D','PROVISION ANTIGUEDAD DE PRESTACIONES SOCIALES NOMINA MENSUAL OCTUBRE 2014',12703,26,35);">
            <text:p>INSERT INTO scg_dt_cmp VALUES('0001','SCGCMP','SNOANTMEN100001','2014-10-31','---','-------------------------','6110800002104000001','SCGCMP','SNOANTMEN100001','D','PROVISION ANTIGUEDAD DE PRESTACIONES SOCIALES NOMINA MENSUAL OCTUBRE 2014',12703,26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5</text:p>
          </table:table-cell>
          <table:table-cell table:style-name="ce6" office:value-type="float" office:value="89863.7">
            <text:p>89.863,70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100001','2014-10-31','---','-------------------------','6110800004505000001','SCGCMP','SNOANTMEN100001','D','PROVISION ANTIGUEDAD DE PRESTACIONES SOCIALES NOMINA MENSUAL OCTUBRE 2014',89863,7,36);">
            <text:p>INSERT INTO scg_dt_cmp VALUES('0001','SCGCMP','SNOANTMEN100001','2014-10-31','---','-------------------------','6110800004505000001','SCGCMP','SNOANTMEN100001','D','PROVISION ANTIGUEDAD DE PRESTACIONES SOCIALES NOMINA MENSUAL OCTUBRE 2014',89863,7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600</text:p>
          </table:table-cell>
          <table:table-cell table:style-name="ce6" office:value-type="float" office:value="6299.15">
            <text:p>6.299,15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100001','2014-10-31','---','-------------------------','6110800003600000001','SCGCMP','SNOANTMEN100001','D','PROVISION ANTIGUEDAD DE PRESTACIONES SOCIALES NOMINA MENSUAL OCTUBRE 2014',6299,15,37);">
            <text:p>INSERT INTO scg_dt_cmp VALUES('0001','SCGCMP','SNOANTMEN100001','2014-10-31','---','-------------------------','6110800003600000001','SCGCMP','SNOANTMEN100001','D','PROVISION ANTIGUEDAD DE PRESTACIONES SOCIALES NOMINA MENSUAL OCTUBRE 2014',6299,15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902</text:p>
          </table:table-cell>
          <table:table-cell table:style-name="ce6" office:value-type="float" office:value="22239.92">
            <text:p>22.239,92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100001','2014-10-31','---','-------------------------','6110800003902000001','SCGCMP','SNOANTMEN100001','D','PROVISION ANTIGUEDAD DE PRESTACIONES SOCIALES NOMINA MENSUAL OCTUBRE 2014',22239,92,38);">
            <text:p>INSERT INTO scg_dt_cmp VALUES('0001','SCGCMP','SNOANTMEN100001','2014-10-31','---','-------------------------','6110800003902000001','SCGCMP','SNOANTMEN100001','D','PROVISION ANTIGUEDAD DE PRESTACIONES SOCIALES NOMINA MENSUAL OCTUBRE 2014',22239,92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701</text:p>
          </table:table-cell>
          <table:table-cell table:style-name="ce6" office:value-type="float" office:value="110674.6">
            <text:p>110.674,60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100001','2014-10-31','---','-------------------------','6110800003701000001','SCGCMP','SNOANTMEN100001','D','PROVISION ANTIGUEDAD DE PRESTACIONES SOCIALES NOMINA MENSUAL OCTUBRE 2014',110674,6,39);">
            <text:p>INSERT INTO scg_dt_cmp VALUES('0001','SCGCMP','SNOANTMEN100001','2014-10-31','---','-------------------------','6110800003701000001','SCGCMP','SNOANTMEN100001','D','PROVISION ANTIGUEDAD DE PRESTACIONES SOCIALES NOMINA MENSUAL OCTUBRE 2014',110674,6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200</text:p>
          </table:table-cell>
          <table:table-cell table:style-name="ce6" office:value-type="float" office:value="55589.1">
            <text:p>55.589,10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100001','2014-10-31','---','-------------------------','6110800003200000001','SCGCMP','SNOANTMEN100001','D','PROVISION ANTIGUEDAD DE PRESTACIONES SOCIALES NOMINA MENSUAL OCTUBRE 2014',55589,1,40);">
            <text:p>INSERT INTO scg_dt_cmp VALUES('0001','SCGCMP','SNOANTMEN100001','2014-10-31','---','-------------------------','6110800003200000001','SCGCMP','SNOANTMEN100001','D','PROVISION ANTIGUEDAD DE PRESTACIONES SOCIALES NOMINA MENSUAL OCTUBRE 2014',55589,1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301</text:p>
          </table:table-cell>
          <table:table-cell table:style-name="ce6" office:value-type="float" office:value="29290.44">
            <text:p>29.290,44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100001','2014-10-31','---','-------------------------','6110800001301000001','SCGCMP','SNOANTMEN100001','D','PROVISION ANTIGUEDAD DE PRESTACIONES SOCIALES NOMINA MENSUAL OCTUBRE 2014',29290,44,41);">
            <text:p>INSERT INTO scg_dt_cmp VALUES('0001','SCGCMP','SNOANTMEN100001','2014-10-31','---','-------------------------','6110800001301000001','SCGCMP','SNOANTMEN100001','D','PROVISION ANTIGUEDAD DE PRESTACIONES SOCIALES NOMINA MENSUAL OCTUBRE 2014',29290,44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202</text:p>
          </table:table-cell>
          <table:table-cell table:style-name="ce6" office:value-type="float" office:value="89023.46">
            <text:p>89.023,46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100001','2014-10-31','---','-------------------------','6110800004202000001','SCGCMP','SNOANTMEN100001','D','PROVISION ANTIGUEDAD DE PRESTACIONES SOCIALES NOMINA MENSUAL OCTUBRE 2014',89023,46,42);">
            <text:p>INSERT INTO scg_dt_cmp VALUES('0001','SCGCMP','SNOANTMEN100001','2014-10-31','---','-------------------------','6110800004202000001','SCGCMP','SNOANTMEN100001','D','PROVISION ANTIGUEDAD DE PRESTACIONES SOCIALES NOMINA MENSUAL OCTUBRE 2014',89023,46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6</text:p>
          </table:table-cell>
          <table:table-cell table:style-name="ce6" office:value-type="float" office:value="22437">
            <text:p>22.437,0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100001','2014-10-31','---','-------------------------','6110800004506000001','SCGCMP','SNOANTMEN100001','D','PROVISION ANTIGUEDAD DE PRESTACIONES SOCIALES NOMINA MENSUAL OCTUBRE 2014',22437,43);">
            <text:p>INSERT INTO scg_dt_cmp VALUES('0001','SCGCMP','SNOANTMEN100001','2014-10-31','---','-------------------------','6110800004506000001','SCGCMP','SNOANTMEN100001','D','PROVISION ANTIGUEDAD DE PRESTACIONES SOCIALES NOMINA MENSUAL OCTUBRE 2014',2243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3</text:p>
          </table:table-cell>
          <table:table-cell table:style-name="ce6" office:value-type="float" office:value="27946.53">
            <text:p>27.946,53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100001','2014-10-31','---','-------------------------','6110800002103000001','SCGCMP','SNOANTMEN100001','D','PROVISION ANTIGUEDAD DE PRESTACIONES SOCIALES NOMINA MENSUAL OCTUBRE 2014',27946,53,44);">
            <text:p>INSERT INTO scg_dt_cmp VALUES('0001','SCGCMP','SNOANTMEN100001','2014-10-31','---','-------------------------','6110800002103000001','SCGCMP','SNOANTMEN100001','D','PROVISION ANTIGUEDAD DE PRESTACIONES SOCIALES NOMINA MENSUAL OCTUBRE 2014',27946,53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0771.01">
            <text:p>10.771,01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100001','2014-10-31','---','-------------------------','6110800004001000001','SCGCMP','SNOANTMEN100001','D','PROVISION ANTIGUEDAD DE PRESTACIONES SOCIALES NOMINA MENSUAL OCTUBRE 2014',10771,01,45);">
            <text:p>INSERT INTO scg_dt_cmp VALUES('0001','SCGCMP','SNOANTMEN100001','2014-10-31','---','-------------------------','6110800004001000001','SCGCMP','SNOANTMEN100001','D','PROVISION ANTIGUEDAD DE PRESTACIONES SOCIALES NOMINA MENSUAL OCTUBRE 2014',10771,01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201</text:p>
          </table:table-cell>
          <table:table-cell table:style-name="ce6" office:value-type="float" office:value="245366.87">
            <text:p>245.366,87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100001','2014-10-31','---','-------------------------','6110800003201000001','SCGCMP','SNOANTMEN100001','D','PROVISION ANTIGUEDAD DE PRESTACIONES SOCIALES NOMINA MENSUAL OCTUBRE 2014',245366,87,46);">
            <text:p>INSERT INTO scg_dt_cmp VALUES('0001','SCGCMP','SNOANTMEN100001','2014-10-31','---','-------------------------','6110800003201000001','SCGCMP','SNOANTMEN100001','D','PROVISION ANTIGUEDAD DE PRESTACIONES SOCIALES NOMINA MENSUAL OCTUBRE 2014',245366,87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921.57">
            <text:p>1.921,57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100001','2014-10-31','---','-------------------------','6110800001300000001','SCGCMP','SNOANTMEN100001','D','PROVISION ANTIGUEDAD DE PRESTACIONES SOCIALES NOMINA MENSUAL OCTUBRE 2014',1921,57,47);">
            <text:p>INSERT INTO scg_dt_cmp VALUES('0001','SCGCMP','SNOANTMEN100001','2014-10-31','---','-------------------------','6110800001300000001','SCGCMP','SNOANTMEN100001','D','PROVISION ANTIGUEDAD DE PRESTACIONES SOCIALES NOMINA MENSUAL OCTUBRE 2014',1921,57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5</text:p>
          </table:table-cell>
          <table:table-cell table:style-name="ce6" office:value-type="float" office:value="8643.55">
            <text:p>8.643,55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100001','2014-10-31','---','-------------------------','6110800002905000001','SCGCMP','SNOANTMEN100001','D','PROVISION ANTIGUEDAD DE PRESTACIONES SOCIALES NOMINA MENSUAL OCTUBRE 2014',8643,55,48);">
            <text:p>INSERT INTO scg_dt_cmp VALUES('0001','SCGCMP','SNOANTMEN100001','2014-10-31','---','-------------------------','6110800002905000001','SCGCMP','SNOANTMEN100001','D','PROVISION ANTIGUEDAD DE PRESTACIONES SOCIALES NOMINA MENSUAL OCTUBRE 2014',8643,55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6403.13">
            <text:p>16.403,13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100001','2014-10-31','---','-------------------------','6110800002200000001','SCGCMP','SNOANTMEN100001','D','PROVISION ANTIGUEDAD DE PRESTACIONES SOCIALES NOMINA MENSUAL OCTUBRE 2014',16403,13,49);">
            <text:p>INSERT INTO scg_dt_cmp VALUES('0001','SCGCMP','SNOANTMEN100001','2014-10-31','---','-------------------------','6110800002200000001','SCGCMP','SNOANTMEN100001','D','PROVISION ANTIGUEDAD DE PRESTACIONES SOCIALES NOMINA MENSUAL OCTUBRE 2014',16403,13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0</text:p>
          </table:table-cell>
          <table:table-cell table:style-name="ce6" office:value-type="float" office:value="11482.46">
            <text:p>11.482,46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100001','2014-10-31','---','-------------------------','6110800004500000001','SCGCMP','SNOANTMEN100001','D','PROVISION ANTIGUEDAD DE PRESTACIONES SOCIALES NOMINA MENSUAL OCTUBRE 2014',11482,46,50);">
            <text:p>INSERT INTO scg_dt_cmp VALUES('0001','SCGCMP','SNOANTMEN100001','2014-10-31','---','-------------------------','6110800004500000001','SCGCMP','SNOANTMEN100001','D','PROVISION ANTIGUEDAD DE PRESTACIONES SOCIALES NOMINA MENSUAL OCTUBRE 2014',11482,46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6</text:p>
          </table:table-cell>
          <table:table-cell table:style-name="ce6" office:value-type="float" office:value="5497.95">
            <text:p>5.497,95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100001','2014-10-31','---','-------------------------','6110800002106000001','SCGCMP','SNOANTMEN100001','D','PROVISION ANTIGUEDAD DE PRESTACIONES SOCIALES NOMINA MENSUAL OCTUBRE 2014',5497,95,51);">
            <text:p>INSERT INTO scg_dt_cmp VALUES('0001','SCGCMP','SNOANTMEN100001','2014-10-31','---','-------------------------','6110800002106000001','SCGCMP','SNOANTMEN100001','D','PROVISION ANTIGUEDAD DE PRESTACIONES SOCIALES NOMINA MENSUAL OCTUBRE 2014',5497,95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800</text:p>
          </table:table-cell>
          <table:table-cell table:style-name="ce6" office:value-type="float" office:value="5083.31">
            <text:p>5.083,31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100001','2014-10-31','---','-------------------------','6110800004800000001','SCGCMP','SNOANTMEN100001','D','PROVISION ANTIGUEDAD DE PRESTACIONES SOCIALES NOMINA MENSUAL OCTUBRE 2014',5083,31,52);">
            <text:p>INSERT INTO scg_dt_cmp VALUES('0001','SCGCMP','SNOANTMEN100001','2014-10-31','---','-------------------------','6110800004800000001','SCGCMP','SNOANTMEN100001','D','PROVISION ANTIGUEDAD DE PRESTACIONES SOCIALES NOMINA MENSUAL OCTUBRE 2014',5083,31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601</text:p>
          </table:table-cell>
          <table:table-cell table:style-name="ce6" office:value-type="float" office:value="10602.26">
            <text:p>10.602,26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100001','2014-10-31','---','-------------------------','6110800003601000001','SCGCMP','SNOANTMEN100001','D','PROVISION ANTIGUEDAD DE PRESTACIONES SOCIALES NOMINA MENSUAL OCTUBRE 2014',10602,26,53);">
            <text:p>INSERT INTO scg_dt_cmp VALUES('0001','SCGCMP','SNOANTMEN100001','2014-10-31','---','-------------------------','6110800003601000001','SCGCMP','SNOANTMEN100001','D','PROVISION ANTIGUEDAD DE PRESTACIONES SOCIALES NOMINA MENSUAL OCTUBRE 2014',10602,26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5</text:p>
          </table:table-cell>
          <table:table-cell table:style-name="ce6" office:value-type="float" office:value="41661.92">
            <text:p>41.661,92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100001','2014-10-31','---','-------------------------','6110800003305000001','SCGCMP','SNOANTMEN100001','D','PROVISION ANTIGUEDAD DE PRESTACIONES SOCIALES NOMINA MENSUAL OCTUBRE 2014',41661,92,54);">
            <text:p>INSERT INTO scg_dt_cmp VALUES('0001','SCGCMP','SNOANTMEN100001','2014-10-31','---','-------------------------','6110800003305000001','SCGCMP','SNOANTMEN100001','D','PROVISION ANTIGUEDAD DE PRESTACIONES SOCIALES NOMINA MENSUAL OCTUBRE 2014',41661,92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4</text:p>
          </table:table-cell>
          <table:table-cell table:style-name="ce6" office:value-type="float" office:value="37460.12">
            <text:p>37.460,12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100001','2014-10-31','---','-------------------------','6110800002304000001','SCGCMP','SNOANTMEN100001','D','PROVISION ANTIGUEDAD DE PRESTACIONES SOCIALES NOMINA MENSUAL OCTUBRE 2014',37460,12,55);">
            <text:p>INSERT INTO scg_dt_cmp VALUES('0001','SCGCMP','SNOANTMEN100001','2014-10-31','---','-------------------------','6110800002304000001','SCGCMP','SNOANTMEN100001','D','PROVISION ANTIGUEDAD DE PRESTACIONES SOCIALES NOMINA MENSUAL OCTUBRE 2014',37460,12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602</text:p>
          </table:table-cell>
          <table:table-cell table:style-name="ce6" office:value-type="float" office:value="20033.48">
            <text:p>20.033,48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100001','2014-10-31','---','-------------------------','6110800002602000001','SCGCMP','SNOANTMEN100001','D','PROVISION ANTIGUEDAD DE PRESTACIONES SOCIALES NOMINA MENSUAL OCTUBRE 2014',20033,48,56);">
            <text:p>INSERT INTO scg_dt_cmp VALUES('0001','SCGCMP','SNOANTMEN100001','2014-10-31','---','-------------------------','6110800002602000001','SCGCMP','SNOANTMEN100001','D','PROVISION ANTIGUEDAD DE PRESTACIONES SOCIALES NOMINA MENSUAL OCTUBRE 2014',20033,48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1</text:p>
          </table:table-cell>
          <table:table-cell table:style-name="ce6" office:value-type="float" office:value="41448.28">
            <text:p>41.448,28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100001','2014-10-31','---','-------------------------','6110800002901000001','SCGCMP','SNOANTMEN100001','D','PROVISION ANTIGUEDAD DE PRESTACIONES SOCIALES NOMINA MENSUAL OCTUBRE 2014',41448,28,57);">
            <text:p>INSERT INTO scg_dt_cmp VALUES('0001','SCGCMP','SNOANTMEN100001','2014-10-31','---','-------------------------','6110800002901000001','SCGCMP','SNOANTMEN100001','D','PROVISION ANTIGUEDAD DE PRESTACIONES SOCIALES NOMINA MENSUAL OCTUBRE 2014',41448,28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802</text:p>
          </table:table-cell>
          <table:table-cell table:style-name="ce6" office:value-type="float" office:value="25375.34">
            <text:p>25.375,34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100001','2014-10-31','---','-------------------------','6110800003802000001','SCGCMP','SNOANTMEN100001','D','PROVISION ANTIGUEDAD DE PRESTACIONES SOCIALES NOMINA MENSUAL OCTUBRE 2014',25375,34,58);">
            <text:p>INSERT INTO scg_dt_cmp VALUES('0001','SCGCMP','SNOANTMEN100001','2014-10-31','---','-------------------------','6110800003802000001','SCGCMP','SNOANTMEN100001','D','PROVISION ANTIGUEDAD DE PRESTACIONES SOCIALES NOMINA MENSUAL OCTUBRE 2014',25375,34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0</text:p>
          </table:table-cell>
          <table:table-cell table:style-name="ce6" office:value-type="float" office:value="13997.62">
            <text:p>13.997,62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100001','2014-10-31','---','-------------------------','6110800002300000001','SCGCMP','SNOANTMEN100001','D','PROVISION ANTIGUEDAD DE PRESTACIONES SOCIALES NOMINA MENSUAL OCTUBRE 2014',13997,62,59);">
            <text:p>INSERT INTO scg_dt_cmp VALUES('0001','SCGCMP','SNOANTMEN100001','2014-10-31','---','-------------------------','6110800002300000001','SCGCMP','SNOANTMEN100001','D','PROVISION ANTIGUEDAD DE PRESTACIONES SOCIALES NOMINA MENSUAL OCTUBRE 2014',13997,62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0</text:p>
          </table:table-cell>
          <table:table-cell table:style-name="ce6" office:value-type="float" office:value="6245.15">
            <text:p>6.245,15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100001','2014-10-31','---','-------------------------','6110800002800000001','SCGCMP','SNOANTMEN100001','D','PROVISION ANTIGUEDAD DE PRESTACIONES SOCIALES NOMINA MENSUAL OCTUBRE 2014',6245,15,60);">
            <text:p>INSERT INTO scg_dt_cmp VALUES('0001','SCGCMP','SNOANTMEN100001','2014-10-31','---','-------------------------','6110800002800000001','SCGCMP','SNOANTMEN100001','D','PROVISION ANTIGUEDAD DE PRESTACIONES SOCIALES NOMINA MENSUAL OCTUBRE 2014',6245,15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3497.24">
            <text:p>13.497,24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100001','2014-10-31','---','-------------------------','6110800003101000001','SCGCMP','SNOANTMEN100001','D','PROVISION ANTIGUEDAD DE PRESTACIONES SOCIALES NOMINA MENSUAL OCTUBRE 2014',13497,24,61);">
            <text:p>INSERT INTO scg_dt_cmp VALUES('0001','SCGCMP','SNOANTMEN100001','2014-10-31','---','-------------------------','6110800003101000001','SCGCMP','SNOANTMEN100001','D','PROVISION ANTIGUEDAD DE PRESTACIONES SOCIALES NOMINA MENSUAL OCTUBRE 2014',13497,24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203</text:p>
          </table:table-cell>
          <table:table-cell table:style-name="ce6" office:value-type="float" office:value="90058.86">
            <text:p>90.058,86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100001','2014-10-31','---','-------------------------','6110800004203000001','SCGCMP','SNOANTMEN100001','D','PROVISION ANTIGUEDAD DE PRESTACIONES SOCIALES NOMINA MENSUAL OCTUBRE 2014',90058,86,62);">
            <text:p>INSERT INTO scg_dt_cmp VALUES('0001','SCGCMP','SNOANTMEN100001','2014-10-31','---','-------------------------','6110800004203000001','SCGCMP','SNOANTMEN100001','D','PROVISION ANTIGUEDAD DE PRESTACIONES SOCIALES NOMINA MENSUAL OCTUBRE 2014',90058,86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5827.13">
            <text:p>15.827,13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100001','2014-10-31','---','-------------------------','6110800003301000001','SCGCMP','SNOANTMEN100001','D','PROVISION ANTIGUEDAD DE PRESTACIONES SOCIALES NOMINA MENSUAL OCTUBRE 2014',15827,13,63);">
            <text:p>INSERT INTO scg_dt_cmp VALUES('0001','SCGCMP','SNOANTMEN100001','2014-10-31','---','-------------------------','6110800003301000001','SCGCMP','SNOANTMEN100001','D','PROVISION ANTIGUEDAD DE PRESTACIONES SOCIALES NOMINA MENSUAL OCTUBRE 2014',15827,13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5041.63">
            <text:p>15.041,63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100001','2014-10-31','---','-------------------------','6110800004102000001','SCGCMP','SNOANTMEN100001','D','PROVISION ANTIGUEDAD DE PRESTACIONES SOCIALES NOMINA MENSUAL OCTUBRE 2014',15041,63,64);">
            <text:p>INSERT INTO scg_dt_cmp VALUES('0001','SCGCMP','SNOANTMEN100001','2014-10-31','---','-------------------------','6110800004102000001','SCGCMP','SNOANTMEN100001','D','PROVISION ANTIGUEDAD DE PRESTACIONES SOCIALES NOMINA MENSUAL OCTUBRE 2014',15041,63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4252.57">
            <text:p>14.252,57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100001','2014-10-31','---','-------------------------','6110800003100000001','SCGCMP','SNOANTMEN100001','D','PROVISION ANTIGUEDAD DE PRESTACIONES SOCIALES NOMINA MENSUAL OCTUBRE 2014',14252,57,65);">
            <text:p>INSERT INTO scg_dt_cmp VALUES('0001','SCGCMP','SNOANTMEN100001','2014-10-31','---','-------------------------','6110800003100000001','SCGCMP','SNOANTMEN100001','D','PROVISION ANTIGUEDAD DE PRESTACIONES SOCIALES NOMINA MENSUAL OCTUBRE 2014',14252,57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2</text:p>
          </table:table-cell>
          <table:table-cell table:style-name="ce6" office:value-type="float" office:value="93560.29">
            <text:p>93.560,29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100001','2014-10-31','---','-------------------------','6110800002402000001','SCGCMP','SNOANTMEN100001','D','PROVISION ANTIGUEDAD DE PRESTACIONES SOCIALES NOMINA MENSUAL OCTUBRE 2014',93560,29,66);">
            <text:p>INSERT INTO scg_dt_cmp VALUES('0001','SCGCMP','SNOANTMEN100001','2014-10-31','---','-------------------------','6110800002402000001','SCGCMP','SNOANTMEN100001','D','PROVISION ANTIGUEDAD DE PRESTACIONES SOCIALES NOMINA MENSUAL OCTUBRE 2014',93560,29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602</text:p>
          </table:table-cell>
          <table:table-cell table:style-name="ce6" office:value-type="float" office:value="8775.49">
            <text:p>8.775,49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100001','2014-10-31','---','-------------------------','6110800003602000001','SCGCMP','SNOANTMEN100001','D','PROVISION ANTIGUEDAD DE PRESTACIONES SOCIALES NOMINA MENSUAL OCTUBRE 2014',8775,49,67);">
            <text:p>INSERT INTO scg_dt_cmp VALUES('0001','SCGCMP','SNOANTMEN100001','2014-10-31','---','-------------------------','6110800003602000001','SCGCMP','SNOANTMEN100001','D','PROVISION ANTIGUEDAD DE PRESTACIONES SOCIALES NOMINA MENSUAL OCTUBRE 2014',8775,49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903</text:p>
          </table:table-cell>
          <table:table-cell table:style-name="ce6" office:value-type="float" office:value="16576.65">
            <text:p>16.576,65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100001','2014-10-31','---','-------------------------','6110800003903000001','SCGCMP','SNOANTMEN100001','D','PROVISION ANTIGUEDAD DE PRESTACIONES SOCIALES NOMINA MENSUAL OCTUBRE 2014',16576,65,68);">
            <text:p>INSERT INTO scg_dt_cmp VALUES('0001','SCGCMP','SNOANTMEN100001','2014-10-31','---','-------------------------','6110800003903000001','SCGCMP','SNOANTMEN100001','D','PROVISION ANTIGUEDAD DE PRESTACIONES SOCIALES NOMINA MENSUAL OCTUBRE 2014',16576,65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4774.75">
            <text:p>14.774,75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100001','2014-10-31','---','-------------------------','6110800004504000001','SCGCMP','SNOANTMEN100001','D','PROVISION ANTIGUEDAD DE PRESTACIONES SOCIALES NOMINA MENSUAL OCTUBRE 2014',14774,75,69);">
            <text:p>INSERT INTO scg_dt_cmp VALUES('0001','SCGCMP','SNOANTMEN100001','2014-10-31','---','-------------------------','6110800004504000001','SCGCMP','SNOANTMEN100001','D','PROVISION ANTIGUEDAD DE PRESTACIONES SOCIALES NOMINA MENSUAL OCTUBRE 2014',14774,75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2</text:p>
          </table:table-cell>
          <table:table-cell table:style-name="ce6" office:value-type="float" office:value="253820.67">
            <text:p>253.820,67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100001','2014-10-31','---','-------------------------','6110800002002000001','SCGCMP','SNOANTMEN100001','D','PROVISION ANTIGUEDAD DE PRESTACIONES SOCIALES NOMINA MENSUAL OCTUBRE 2014',253820,67,70);">
            <text:p>INSERT INTO scg_dt_cmp VALUES('0001','SCGCMP','SNOANTMEN100001','2014-10-31','---','-------------------------','6110800002002000001','SCGCMP','SNOANTMEN100001','D','PROVISION ANTIGUEDAD DE PRESTACIONES SOCIALES NOMINA MENSUAL OCTUBRE 2014',253820,67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500</text:p>
          </table:table-cell>
          <table:table-cell table:style-name="ce6" office:value-type="float" office:value="7383.29">
            <text:p>7.383,29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100001','2014-10-31','---','-------------------------','6110800002500000001','SCGCMP','SNOANTMEN100001','D','PROVISION ANTIGUEDAD DE PRESTACIONES SOCIALES NOMINA MENSUAL OCTUBRE 2014',7383,29,71);">
            <text:p>INSERT INTO scg_dt_cmp VALUES('0001','SCGCMP','SNOANTMEN100001','2014-10-31','---','-------------------------','6110800002500000001','SCGCMP','SNOANTMEN100001','D','PROVISION ANTIGUEDAD DE PRESTACIONES SOCIALES NOMINA MENSUAL OCTUBRE 2014',7383,29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5</text:p>
          </table:table-cell>
          <table:table-cell table:style-name="ce6" office:value-type="float" office:value="17526.8">
            <text:p>17.526,80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100001','2014-10-31','---','-------------------------','6110800002105000001','SCGCMP','SNOANTMEN100001','D','PROVISION ANTIGUEDAD DE PRESTACIONES SOCIALES NOMINA MENSUAL OCTUBRE 2014',17526,8,72);">
            <text:p>INSERT INTO scg_dt_cmp VALUES('0001','SCGCMP','SNOANTMEN100001','2014-10-31','---','-------------------------','6110800002105000001','SCGCMP','SNOANTMEN100001','D','PROVISION ANTIGUEDAD DE PRESTACIONES SOCIALES NOMINA MENSUAL OCTUBRE 2014',17526,8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103</text:p>
          </table:table-cell>
          <table:table-cell table:style-name="ce6" office:value-type="float" office:value="9716.74">
            <text:p>9.716,74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100001','2014-10-31','---','-------------------------','6110800004103000001','SCGCMP','SNOANTMEN100001','D','PROVISION ANTIGUEDAD DE PRESTACIONES SOCIALES NOMINA MENSUAL OCTUBRE 2014',9716,74,73);">
            <text:p>INSERT INTO scg_dt_cmp VALUES('0001','SCGCMP','SNOANTMEN100001','2014-10-31','---','-------------------------','6110800004103000001','SCGCMP','SNOANTMEN100001','D','PROVISION ANTIGUEDAD DE PRESTACIONES SOCIALES NOMINA MENSUAL OCTUBRE 2014',9716,74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5</text:p>
          </table:table-cell>
          <table:table-cell table:style-name="ce6" office:value-type="float" office:value="10322.21">
            <text:p>10.322,21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100001','2014-10-31','---','-------------------------','6110800002805000001','SCGCMP','SNOANTMEN100001','D','PROVISION ANTIGUEDAD DE PRESTACIONES SOCIALES NOMINA MENSUAL OCTUBRE 2014',10322,21,74);">
            <text:p>INSERT INTO scg_dt_cmp VALUES('0001','SCGCMP','SNOANTMEN100001','2014-10-31','---','-------------------------','6110800002805000001','SCGCMP','SNOANTMEN100001','D','PROVISION ANTIGUEDAD DE PRESTACIONES SOCIALES NOMINA MENSUAL OCTUBRE 2014',10322,21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002</text:p>
          </table:table-cell>
          <table:table-cell table:style-name="ce6" office:value-type="float" office:value="14785">
            <text:p>14.785,00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100001','2014-10-31','---','-------------------------','6110800004002000001','SCGCMP','SNOANTMEN100001','D','PROVISION ANTIGUEDAD DE PRESTACIONES SOCIALES NOMINA MENSUAL OCTUBRE 2014',14785,75);">
            <text:p>INSERT INTO scg_dt_cmp VALUES('0001','SCGCMP','SNOANTMEN100001','2014-10-31','---','-------------------------','6110800004002000001','SCGCMP','SNOANTMEN100001','D','PROVISION ANTIGUEDAD DE PRESTACIONES SOCIALES NOMINA MENSUAL OCTUBRE 2014',14785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601</text:p>
          </table:table-cell>
          <table:table-cell table:style-name="ce6" office:value-type="float" office:value="85791.27">
            <text:p>85.791,27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100001','2014-10-31','---','-------------------------','6110800004601000001','SCGCMP','SNOANTMEN100001','D','PROVISION ANTIGUEDAD DE PRESTACIONES SOCIALES NOMINA MENSUAL OCTUBRE 2014',85791,27,76);">
            <text:p>INSERT INTO scg_dt_cmp VALUES('0001','SCGCMP','SNOANTMEN100001','2014-10-31','---','-------------------------','6110800004601000001','SCGCMP','SNOANTMEN100001','D','PROVISION ANTIGUEDAD DE PRESTACIONES SOCIALES NOMINA MENSUAL OCTUBRE 2014',85791,27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0</text:p>
          </table:table-cell>
          <table:table-cell table:style-name="ce6" office:value-type="float" office:value="46691.54">
            <text:p>46.691,54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100001','2014-10-31','---','-------------------------','6110800002400000001','SCGCMP','SNOANTMEN100001','D','PROVISION ANTIGUEDAD DE PRESTACIONES SOCIALES NOMINA MENSUAL OCTUBRE 2014',46691,54,77);">
            <text:p>INSERT INTO scg_dt_cmp VALUES('0001','SCGCMP','SNOANTMEN100001','2014-10-31','---','-------------------------','6110800002400000001','SCGCMP','SNOANTMEN100001','D','PROVISION ANTIGUEDAD DE PRESTACIONES SOCIALES NOMINA MENSUAL OCTUBRE 2014',46691,54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7959.73">
            <text:p>17.959,73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100001','2014-10-31','---','-------------------------','6110800003300000001','SCGCMP','SNOANTMEN100001','D','PROVISION ANTIGUEDAD DE PRESTACIONES SOCIALES NOMINA MENSUAL OCTUBRE 2014',17959,73,78);">
            <text:p>INSERT INTO scg_dt_cmp VALUES('0001','SCGCMP','SNOANTMEN100001','2014-10-31','---','-------------------------','6110800003300000001','SCGCMP','SNOANTMEN100001','D','PROVISION ANTIGUEDAD DE PRESTACIONES SOCIALES NOMINA MENSUAL OCTUBRE 2014',17959,73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5651.57">
            <text:p>15.651,57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100001','2014-10-31','---','-------------------------','6110800002405000001','SCGCMP','SNOANTMEN100001','D','PROVISION ANTIGUEDAD DE PRESTACIONES SOCIALES NOMINA MENSUAL OCTUBRE 2014',15651,57,79);">
            <text:p>INSERT INTO scg_dt_cmp VALUES('0001','SCGCMP','SNOANTMEN100001','2014-10-31','---','-------------------------','6110800002405000001','SCGCMP','SNOANTMEN100001','D','PROVISION ANTIGUEDAD DE PRESTACIONES SOCIALES NOMINA MENSUAL OCTUBRE 2014',15651,57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8442.91">
            <text:p>18.442,91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100001','2014-10-31','---','-------------------------','6110800002904000001','SCGCMP','SNOANTMEN100001','D','PROVISION ANTIGUEDAD DE PRESTACIONES SOCIALES NOMINA MENSUAL OCTUBRE 2014',18442,91,80);">
            <text:p>INSERT INTO scg_dt_cmp VALUES('0001','SCGCMP','SNOANTMEN100001','2014-10-31','---','-------------------------','6110800002904000001','SCGCMP','SNOANTMEN100001','D','PROVISION ANTIGUEDAD DE PRESTACIONES SOCIALES NOMINA MENSUAL OCTUBRE 2014',18442,91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3892.56">
            <text:p>13.892,56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100001','2014-10-31','---','-------------------------','6110800002801000001','SCGCMP','SNOANTMEN100001','D','PROVISION ANTIGUEDAD DE PRESTACIONES SOCIALES NOMINA MENSUAL OCTUBRE 2014',13892,56,81);">
            <text:p>INSERT INTO scg_dt_cmp VALUES('0001','SCGCMP','SNOANTMEN100001','2014-10-31','---','-------------------------','6110800002801000001','SCGCMP','SNOANTMEN100001','D','PROVISION ANTIGUEDAD DE PRESTACIONES SOCIALES NOMINA MENSUAL OCTUBRE 2014',13892,56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603</text:p>
          </table:table-cell>
          <table:table-cell table:style-name="ce6" office:value-type="float" office:value="33662.34">
            <text:p>33.662,34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100001','2014-10-31','---','-------------------------','6110800004603000001','SCGCMP','SNOANTMEN100001','D','PROVISION ANTIGUEDAD DE PRESTACIONES SOCIALES NOMINA MENSUAL OCTUBRE 2014',33662,34,82);">
            <text:p>INSERT INTO scg_dt_cmp VALUES('0001','SCGCMP','SNOANTMEN100001','2014-10-31','---','-------------------------','6110800004603000001','SCGCMP','SNOANTMEN100001','D','PROVISION ANTIGUEDAD DE PRESTACIONES SOCIALES NOMINA MENSUAL OCTUBRE 2014',33662,34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400</text:p>
          </table:table-cell>
          <table:table-cell table:style-name="ce6" office:value-type="float" office:value="27219.39">
            <text:p>27.219,39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100001','2014-10-31','---','-------------------------','6110800004400000001','SCGCMP','SNOANTMEN100001','D','PROVISION ANTIGUEDAD DE PRESTACIONES SOCIALES NOMINA MENSUAL OCTUBRE 2014',27219,39,83);">
            <text:p>INSERT INTO scg_dt_cmp VALUES('0001','SCGCMP','SNOANTMEN100001','2014-10-31','---','-------------------------','6110800004400000001','SCGCMP','SNOANTMEN100001','D','PROVISION ANTIGUEDAD DE PRESTACIONES SOCIALES NOMINA MENSUAL OCTUBRE 2014',27219,39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7549.09">
            <text:p>17.549,09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100001','2014-10-31','---','-------------------------','6110800002306000001','SCGCMP','SNOANTMEN100001','D','PROVISION ANTIGUEDAD DE PRESTACIONES SOCIALES NOMINA MENSUAL OCTUBRE 2014',17549,09,84);">
            <text:p>INSERT INTO scg_dt_cmp VALUES('0001','SCGCMP','SNOANTMEN100001','2014-10-31','---','-------------------------','6110800002306000001','SCGCMP','SNOANTMEN100001','D','PROVISION ANTIGUEDAD DE PRESTACIONES SOCIALES NOMINA MENSUAL OCTUBRE 2014',17549,09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6189.17">
            <text:p>16.189,17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100001','2014-10-31','---','-------------------------','6110800001101000001','SCGCMP','SNOANTMEN100001','D','PROVISION ANTIGUEDAD DE PRESTACIONES SOCIALES NOMINA MENSUAL OCTUBRE 2014',16189,17,85);">
            <text:p>INSERT INTO scg_dt_cmp VALUES('0001','SCGCMP','SNOANTMEN100001','2014-10-31','---','-------------------------','6110800001101000001','SCGCMP','SNOANTMEN100001','D','PROVISION ANTIGUEDAD DE PRESTACIONES SOCIALES NOMINA MENSUAL OCTUBRE 2014',16189,17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102</text:p>
          </table:table-cell>
          <table:table-cell table:style-name="ce6" office:value-type="float" office:value="57059.13">
            <text:p>57.059,13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100001','2014-10-31','---','-------------------------','6110800003102000001','SCGCMP','SNOANTMEN100001','D','PROVISION ANTIGUEDAD DE PRESTACIONES SOCIALES NOMINA MENSUAL OCTUBRE 2014',57059,13,86);">
            <text:p>INSERT INTO scg_dt_cmp VALUES('0001','SCGCMP','SNOANTMEN100001','2014-10-31','---','-------------------------','6110800003102000001','SCGCMP','SNOANTMEN100001','D','PROVISION ANTIGUEDAD DE PRESTACIONES SOCIALES NOMINA MENSUAL OCTUBRE 2014',57059,13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4</text:p>
          </table:table-cell>
          <table:table-cell table:style-name="ce6" office:value-type="float" office:value="14420.35">
            <text:p>14.420,3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100001','2014-10-31','---','-------------------------','6110800002004000001','SCGCMP','SNOANTMEN100001','D','PROVISION ANTIGUEDAD DE PRESTACIONES SOCIALES NOMINA MENSUAL OCTUBRE 2014',14420,35,87);">
            <text:p>INSERT INTO scg_dt_cmp VALUES('0001','SCGCMP','SNOANTMEN100001','2014-10-31','---','-------------------------','6110800002004000001','SCGCMP','SNOANTMEN100001','D','PROVISION ANTIGUEDAD DE PRESTACIONES SOCIALES NOMINA MENSUAL OCTUBRE 2014',14420,3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100</text:p>
          </table:table-cell>
          <table:table-cell table:style-name="ce6" office:value-type="float" office:value="6997.78">
            <text:p>6.997,78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100001','2014-10-31','---','-------------------------','6110800004100000001','SCGCMP','SNOANTMEN100001','D','PROVISION ANTIGUEDAD DE PRESTACIONES SOCIALES NOMINA MENSUAL OCTUBRE 2014',6997,78,88);">
            <text:p>INSERT INTO scg_dt_cmp VALUES('0001','SCGCMP','SNOANTMEN100001','2014-10-31','---','-------------------------','6110800004100000001','SCGCMP','SNOANTMEN100001','D','PROVISION ANTIGUEDAD DE PRESTACIONES SOCIALES NOMINA MENSUAL OCTUBRE 2014',6997,78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1</text:p>
          </table:table-cell>
          <table:table-cell table:style-name="ce6" office:value-type="float" office:value="44080.84">
            <text:p>44.080,84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100001','2014-10-31','---','-------------------------','6110800002101000001','SCGCMP','SNOANTMEN100001','D','PROVISION ANTIGUEDAD DE PRESTACIONES SOCIALES NOMINA MENSUAL OCTUBRE 2014',44080,84,89);">
            <text:p>INSERT INTO scg_dt_cmp VALUES('0001','SCGCMP','SNOANTMEN100001','2014-10-31','---','-------------------------','6110800002101000001','SCGCMP','SNOANTMEN100001','D','PROVISION ANTIGUEDAD DE PRESTACIONES SOCIALES NOMINA MENSUAL OCTUBRE 2014',44080,84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7</text:p>
          </table:table-cell>
          <table:table-cell table:style-name="ce6" office:value-type="float" office:value="28719.93">
            <text:p>28.719,93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100001','2014-10-31','---','-------------------------','6110800004507000001','SCGCMP','SNOANTMEN100001','D','PROVISION ANTIGUEDAD DE PRESTACIONES SOCIALES NOMINA MENSUAL OCTUBRE 2014',28719,93,90);">
            <text:p>INSERT INTO scg_dt_cmp VALUES('0001','SCGCMP','SNOANTMEN100001','2014-10-31','---','-------------------------','6110800004507000001','SCGCMP','SNOANTMEN100001','D','PROVISION ANTIGUEDAD DE PRESTACIONES SOCIALES NOMINA MENSUAL OCTUBRE 2014',28719,93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6</text:p>
          </table:table-cell>
          <table:table-cell table:style-name="ce6" office:value-type="float" office:value="7348.31">
            <text:p>7.348,31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100001','2014-10-31','---','-------------------------','6110800002906000001','SCGCMP','SNOANTMEN100001','D','PROVISION ANTIGUEDAD DE PRESTACIONES SOCIALES NOMINA MENSUAL OCTUBRE 2014',7348,31,91);">
            <text:p>INSERT INTO scg_dt_cmp VALUES('0001','SCGCMP','SNOANTMEN100001','2014-10-31','---','-------------------------','6110800002906000001','SCGCMP','SNOANTMEN100001','D','PROVISION ANTIGUEDAD DE PRESTACIONES SOCIALES NOMINA MENSUAL OCTUBRE 2014',7348,31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702</text:p>
          </table:table-cell>
          <table:table-cell table:style-name="ce6" office:value-type="float" office:value="62133.72">
            <text:p>62.133,72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100001','2014-10-31','---','-------------------------','6110800003702000001','SCGCMP','SNOANTMEN100001','D','PROVISION ANTIGUEDAD DE PRESTACIONES SOCIALES NOMINA MENSUAL OCTUBRE 2014',62133,72,92);">
            <text:p>INSERT INTO scg_dt_cmp VALUES('0001','SCGCMP','SNOANTMEN100001','2014-10-31','---','-------------------------','6110800003702000001','SCGCMP','SNOANTMEN100001','D','PROVISION ANTIGUEDAD DE PRESTACIONES SOCIALES NOMINA MENSUAL OCTUBRE 2014',62133,72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8734.28">
            <text:p>18.734,28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100001','2014-10-31','---','-------------------------','6110800003801000001','SCGCMP','SNOANTMEN100001','D','PROVISION ANTIGUEDAD DE PRESTACIONES SOCIALES NOMINA MENSUAL OCTUBRE 2014',18734,28,93);">
            <text:p>INSERT INTO scg_dt_cmp VALUES('0001','SCGCMP','SNOANTMEN100001','2014-10-31','---','-------------------------','6110800003801000001','SCGCMP','SNOANTMEN100001','D','PROVISION ANTIGUEDAD DE PRESTACIONES SOCIALES NOMINA MENSUAL OCTUBRE 2014',18734,28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600</text:p>
          </table:table-cell>
          <table:table-cell table:style-name="ce6" office:value-type="float" office:value="11006.44">
            <text:p>11.006,44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100001','2014-10-31','---','-------------------------','6110800004600000001','SCGCMP','SNOANTMEN100001','D','PROVISION ANTIGUEDAD DE PRESTACIONES SOCIALES NOMINA MENSUAL OCTUBRE 2014',11006,44,94);">
            <text:p>INSERT INTO scg_dt_cmp VALUES('0001','SCGCMP','SNOANTMEN100001','2014-10-31','---','-------------------------','6110800004600000001','SCGCMP','SNOANTMEN100001','D','PROVISION ANTIGUEDAD DE PRESTACIONES SOCIALES NOMINA MENSUAL OCTUBRE 2014',11006,44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8276.48">
            <text:p>28.276,48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100001','2014-10-31','---','-------------------------','6110800002601000001','SCGCMP','SNOANTMEN100001','D','PROVISION ANTIGUEDAD DE PRESTACIONES SOCIALES NOMINA MENSUAL OCTUBRE 2014',28276,48,95);">
            <text:p>INSERT INTO scg_dt_cmp VALUES('0001','SCGCMP','SNOANTMEN100001','2014-10-31','---','-------------------------','6110800002601000001','SCGCMP','SNOANTMEN100001','D','PROVISION ANTIGUEDAD DE PRESTACIONES SOCIALES NOMINA MENSUAL OCTUBRE 2014',28276,48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000</text:p>
          </table:table-cell>
          <table:table-cell table:style-name="ce6" office:value-type="float" office:value="5955.5">
            <text:p>5.955,50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100001','2014-10-31','---','-------------------------','6110800004000000001','SCGCMP','SNOANTMEN100001','D','PROVISION ANTIGUEDAD DE PRESTACIONES SOCIALES NOMINA MENSUAL OCTUBRE 2014',5955,5,96);">
            <text:p>INSERT INTO scg_dt_cmp VALUES('0001','SCGCMP','SNOANTMEN100001','2014-10-31','---','-------------------------','6110800004000000001','SCGCMP','SNOANTMEN100001','D','PROVISION ANTIGUEDAD DE PRESTACIONES SOCIALES NOMINA MENSUAL OCTUBRE 2014',5955,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7</text:p>
          </table:table-cell>
          <table:table-cell table:style-name="ce6" office:value-type="float" office:value="4398.26">
            <text:p>4.398,26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100001','2014-10-31','---','-------------------------','6110800002407000001','SCGCMP','SNOANTMEN100001','D','PROVISION ANTIGUEDAD DE PRESTACIONES SOCIALES NOMINA MENSUAL OCTUBRE 2014',4398,26,97);">
            <text:p>INSERT INTO scg_dt_cmp VALUES('0001','SCGCMP','SNOANTMEN100001','2014-10-31','---','-------------------------','6110800002407000001','SCGCMP','SNOANTMEN100001','D','PROVISION ANTIGUEDAD DE PRESTACIONES SOCIALES NOMINA MENSUAL OCTUBRE 2014',4398,26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2521.76">
            <text:p>12.521,76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100001','2014-10-31','---','-------------------------','6110800003901000001','SCGCMP','SNOANTMEN100001','D','PROVISION ANTIGUEDAD DE PRESTACIONES SOCIALES NOMINA MENSUAL OCTUBRE 2014',12521,76,98);">
            <text:p>INSERT INTO scg_dt_cmp VALUES('0001','SCGCMP','SNOANTMEN100001','2014-10-31','---','-------------------------','6110800003901000001','SCGCMP','SNOANTMEN100001','D','PROVISION ANTIGUEDAD DE PRESTACIONES SOCIALES NOMINA MENSUAL OCTUBRE 2014',12521,76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7</text:p>
          </table:table-cell>
          <table:table-cell table:style-name="ce6" office:value-type="float" office:value="7296.08">
            <text:p>7.296,08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100001','2014-10-31','---','-------------------------','6110800002807000001','SCGCMP','SNOANTMEN100001','D','PROVISION ANTIGUEDAD DE PRESTACIONES SOCIALES NOMINA MENSUAL OCTUBRE 2014',7296,08,99);">
            <text:p>INSERT INTO scg_dt_cmp VALUES('0001','SCGCMP','SNOANTMEN100001','2014-10-31','---','-------------------------','6110800002807000001','SCGCMP','SNOANTMEN100001','D','PROVISION ANTIGUEDAD DE PRESTACIONES SOCIALES NOMINA MENSUAL OCTUBRE 2014',7296,08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4</text:p>
          </table:table-cell>
          <table:table-cell table:style-name="ce6" office:value-type="float" office:value="49158.83">
            <text:p>49.158,83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100001','2014-10-31','---','-------------------------','6110800002404000001','SCGCMP','SNOANTMEN100001','D','PROVISION ANTIGUEDAD DE PRESTACIONES SOCIALES NOMINA MENSUAL OCTUBRE 2014',49158,83,100);">
            <text:p>INSERT INTO scg_dt_cmp VALUES('0001','SCGCMP','SNOANTMEN100001','2014-10-31','---','-------------------------','6110800002404000001','SCGCMP','SNOANTMEN100001','D','PROVISION ANTIGUEDAD DE PRESTACIONES SOCIALES NOMINA MENSUAL OCTUBRE 2014',49158,83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4</text:p>
          </table:table-cell>
          <table:table-cell table:style-name="ce6" office:value-type="float" office:value="8180.79">
            <text:p>8.180,79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100001','2014-10-31','---','-------------------------','6110800002804000001','SCGCMP','SNOANTMEN100001','D','PROVISION ANTIGUEDAD DE PRESTACIONES SOCIALES NOMINA MENSUAL OCTUBRE 2014',8180,79,101);">
            <text:p>INSERT INTO scg_dt_cmp VALUES('0001','SCGCMP','SNOANTMEN100001','2014-10-31','---','-------------------------','6110800002804000001','SCGCMP','SNOANTMEN100001','D','PROVISION ANTIGUEDAD DE PRESTACIONES SOCIALES NOMINA MENSUAL OCTUBRE 2014',8180,79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202</text:p>
          </table:table-cell>
          <table:table-cell table:style-name="ce6" office:value-type="float" office:value="71778.57">
            <text:p>71.778,57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100001','2014-10-31','---','-------------------------','6110800003202000001','SCGCMP','SNOANTMEN100001','D','PROVISION ANTIGUEDAD DE PRESTACIONES SOCIALES NOMINA MENSUAL OCTUBRE 2014',71778,57,102);">
            <text:p>INSERT INTO scg_dt_cmp VALUES('0001','SCGCMP','SNOANTMEN100001','2014-10-31','---','-------------------------','6110800003202000001','SCGCMP','SNOANTMEN100001','D','PROVISION ANTIGUEDAD DE PRESTACIONES SOCIALES NOMINA MENSUAL OCTUBRE 2014',71778,57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1</text:p>
          </table:table-cell>
          <table:table-cell table:style-name="ce6" office:value-type="float" office:value="29526.61">
            <text:p>29.526,61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100001','2014-10-31','---','-------------------------','6110800002401000001','SCGCMP','SNOANTMEN100001','D','PROVISION ANTIGUEDAD DE PRESTACIONES SOCIALES NOMINA MENSUAL OCTUBRE 2014',29526,61,103);">
            <text:p>INSERT INTO scg_dt_cmp VALUES('0001','SCGCMP','SNOANTMEN100001','2014-10-31','---','-------------------------','6110800002401000001','SCGCMP','SNOANTMEN100001','D','PROVISION ANTIGUEDAD DE PRESTACIONES SOCIALES NOMINA MENSUAL OCTUBRE 2014',29526,61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700</text:p>
          </table:table-cell>
          <table:table-cell table:style-name="ce6" office:value-type="float" office:value="14068.14">
            <text:p>14.068,14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100001','2014-10-31','---','-------------------------','6110800003700000001','SCGCMP','SNOANTMEN100001','D','PROVISION ANTIGUEDAD DE PRESTACIONES SOCIALES NOMINA MENSUAL OCTUBRE 2014',14068,14,104);">
            <text:p>INSERT INTO scg_dt_cmp VALUES('0001','SCGCMP','SNOANTMEN100001','2014-10-31','---','-------------------------','6110800003700000001','SCGCMP','SNOANTMEN100001','D','PROVISION ANTIGUEDAD DE PRESTACIONES SOCIALES NOMINA MENSUAL OCTUBRE 2014',14068,14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001</text:p>
          </table:table-cell>
          <table:table-cell table:style-name="ce6" office:value-type="float" office:value="86698.89">
            <text:p>86.698,89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100001','2014-10-31','---','-------------------------','6110800002001000001','SCGCMP','SNOANTMEN100001','D','PROVISION ANTIGUEDAD DE PRESTACIONES SOCIALES NOMINA MENSUAL OCTUBRE 2014',86698,89,105);">
            <text:p>INSERT INTO scg_dt_cmp VALUES('0001','SCGCMP','SNOANTMEN100001','2014-10-31','---','-------------------------','6110800002001000001','SCGCMP','SNOANTMEN100001','D','PROVISION ANTIGUEDAD DE PRESTACIONES SOCIALES NOMINA MENSUAL OCTUBRE 2014',86698,89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803</text:p>
          </table:table-cell>
          <table:table-cell table:style-name="ce6" office:value-type="float" office:value="39681.85">
            <text:p>39.681,85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100001','2014-10-31','---','-------------------------','6110800003803000001','SCGCMP','SNOANTMEN100001','D','PROVISION ANTIGUEDAD DE PRESTACIONES SOCIALES NOMINA MENSUAL OCTUBRE 2014',39681,85,106);">
            <text:p>INSERT INTO scg_dt_cmp VALUES('0001','SCGCMP','SNOANTMEN100001','2014-10-31','---','-------------------------','6110800003803000001','SCGCMP','SNOANTMEN100001','D','PROVISION ANTIGUEDAD DE PRESTACIONES SOCIALES NOMINA MENSUAL OCTUBRE 2014',39681,85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6</text:p>
          </table:table-cell>
          <table:table-cell table:style-name="ce6" office:value-type="float" office:value="39900.82">
            <text:p>39.900,82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100001','2014-10-31','---','-------------------------','6110800002406000001','SCGCMP','SNOANTMEN100001','D','PROVISION ANTIGUEDAD DE PRESTACIONES SOCIALES NOMINA MENSUAL OCTUBRE 2014',39900,82,107);">
            <text:p>INSERT INTO scg_dt_cmp VALUES('0001','SCGCMP','SNOANTMEN100001','2014-10-31','---','-------------------------','6110800002406000001','SCGCMP','SNOANTMEN100001','D','PROVISION ANTIGUEDAD DE PRESTACIONES SOCIALES NOMINA MENSUAL OCTUBRE 2014',39900,82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100</text:p>
          </table:table-cell>
          <table:table-cell table:style-name="ce6" office:value-type="float" office:value="21530.82">
            <text:p>21.530,82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100001','2014-10-31','---','-------------------------','6110800002100000001','SCGCMP','SNOANTMEN100001','D','PROVISION ANTIGUEDAD DE PRESTACIONES SOCIALES NOMINA MENSUAL OCTUBRE 2014',21530,82,108);">
            <text:p>INSERT INTO scg_dt_cmp VALUES('0001','SCGCMP','SNOANTMEN100001','2014-10-31','---','-------------------------','6110800002100000001','SCGCMP','SNOANTMEN100001','D','PROVISION ANTIGUEDAD DE PRESTACIONES SOCIALES NOMINA MENSUAL OCTUBRE 2014',21530,82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000</text:p>
          </table:table-cell>
          <table:table-cell table:style-name="ce6" office:value-type="float" office:value="24590.21">
            <text:p>24.590,21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100001','2014-10-31','---','-------------------------','6110800003000000001','SCGCMP','SNOANTMEN100001','D','PROVISION ANTIGUEDAD DE PRESTACIONES SOCIALES NOMINA MENSUAL OCTUBRE 2014',24590,21,109);">
            <text:p>INSERT INTO scg_dt_cmp VALUES('0001','SCGCMP','SNOANTMEN100001','2014-10-31','---','-------------------------','6110800003000000001','SCGCMP','SNOANTMEN100001','D','PROVISION ANTIGUEDAD DE PRESTACIONES SOCIALES NOMINA MENSUAL OCTUBRE 2014',24590,21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700</text:p>
          </table:table-cell>
          <table:table-cell table:style-name="ce6" office:value-type="float" office:value="27047.3">
            <text:p>27.047,30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100001','2014-10-31','---','-------------------------','6110800004700000001','SCGCMP','SNOANTMEN100001','D','PROVISION ANTIGUEDAD DE PRESTACIONES SOCIALES NOMINA MENSUAL OCTUBRE 2014',27047,3,110);">
            <text:p>INSERT INTO scg_dt_cmp VALUES('0001','SCGCMP','SNOANTMEN100001','2014-10-31','---','-------------------------','6110800004700000001','SCGCMP','SNOANTMEN100001','D','PROVISION ANTIGUEDAD DE PRESTACIONES SOCIALES NOMINA MENSUAL OCTUBRE 2014',27047,3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702</text:p>
          </table:table-cell>
          <table:table-cell table:style-name="ce6" office:value-type="float" office:value="15525.73">
            <text:p>15.525,73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100001','2014-10-31','---','-------------------------','6110800002702000001','SCGCMP','SNOANTMEN100001','D','PROVISION ANTIGUEDAD DE PRESTACIONES SOCIALES NOMINA MENSUAL OCTUBRE 2014',15525,73,111);">
            <text:p>INSERT INTO scg_dt_cmp VALUES('0001','SCGCMP','SNOANTMEN100001','2014-10-31','---','-------------------------','6110800002702000001','SCGCMP','SNOANTMEN100001','D','PROVISION ANTIGUEDAD DE PRESTACIONES SOCIALES NOMINA MENSUAL OCTUBRE 2014',15525,73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002</text:p>
          </table:table-cell>
          <table:table-cell table:style-name="ce6" office:value-type="float" office:value="33108.51">
            <text:p>33.108,51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100001','2014-10-31','---','-------------------------','6110800003002000001','SCGCMP','SNOANTMEN100001','D','PROVISION ANTIGUEDAD DE PRESTACIONES SOCIALES NOMINA MENSUAL OCTUBRE 2014',33108,51,112);">
            <text:p>INSERT INTO scg_dt_cmp VALUES('0001','SCGCMP','SNOANTMEN100001','2014-10-31','---','-------------------------','6110800003002000001','SCGCMP','SNOANTMEN100001','D','PROVISION ANTIGUEDAD DE PRESTACIONES SOCIALES NOMINA MENSUAL OCTUBRE 2014',33108,51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700</text:p>
          </table:table-cell>
          <table:table-cell table:style-name="ce6" office:value-type="float" office:value="42311.46">
            <text:p>42.311,46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100001','2014-10-31','---','-------------------------','6110800002700000001','SCGCMP','SNOANTMEN100001','D','PROVISION ANTIGUEDAD DE PRESTACIONES SOCIALES NOMINA MENSUAL OCTUBRE 2014',42311,46,113);">
            <text:p>INSERT INTO scg_dt_cmp VALUES('0001','SCGCMP','SNOANTMEN100001','2014-10-31','---','-------------------------','6110800002700000001','SCGCMP','SNOANTMEN100001','D','PROVISION ANTIGUEDAD DE PRESTACIONES SOCIALES NOMINA MENSUAL OCTUBRE 2014',42311,46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900</text:p>
          </table:table-cell>
          <table:table-cell table:style-name="ce6" office:value-type="float" office:value="11037.59">
            <text:p>11.037,59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100001','2014-10-31','---','-------------------------','6110800003900000001','SCGCMP','SNOANTMEN100001','D','PROVISION ANTIGUEDAD DE PRESTACIONES SOCIALES NOMINA MENSUAL OCTUBRE 2014',11037,59,114);">
            <text:p>INSERT INTO scg_dt_cmp VALUES('0001','SCGCMP','SNOANTMEN100001','2014-10-31','---','-------------------------','6110800003900000001','SCGCMP','SNOANTMEN100001','D','PROVISION ANTIGUEDAD DE PRESTACIONES SOCIALES NOMINA MENSUAL OCTUBRE 2014',11037,59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302</text:p>
          </table:table-cell>
          <table:table-cell table:style-name="ce6" office:value-type="float" office:value="4207.78">
            <text:p>4.207,78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100001','2014-10-31','---','-------------------------','6110800001302000001','SCGCMP','SNOANTMEN100001','D','PROVISION ANTIGUEDAD DE PRESTACIONES SOCIALES NOMINA MENSUAL OCTUBRE 2014',4207,78,115);">
            <text:p>INSERT INTO scg_dt_cmp VALUES('0001','SCGCMP','SNOANTMEN100001','2014-10-31','---','-------------------------','6110800001302000001','SCGCMP','SNOANTMEN100001','D','PROVISION ANTIGUEDAD DE PRESTACIONES SOCIALES NOMINA MENSUAL OCTUBRE 2014',4207,78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2</text:p>
          </table:table-cell>
          <table:table-cell table:style-name="ce6" office:value-type="float" office:value="21987.84">
            <text:p>21.987,84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100001','2014-10-31','---','-------------------------','6110800003302000001','SCGCMP','SNOANTMEN100001','D','PROVISION ANTIGUEDAD DE PRESTACIONES SOCIALES NOMINA MENSUAL OCTUBRE 2014',21987,84,116);">
            <text:p>INSERT INTO scg_dt_cmp VALUES('0001','SCGCMP','SNOANTMEN100001','2014-10-31','---','-------------------------','6110800003302000001','SCGCMP','SNOANTMEN100001','D','PROVISION ANTIGUEDAD DE PRESTACIONES SOCIALES NOMINA MENSUAL OCTUBRE 2014',21987,84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900</text:p>
          </table:table-cell>
          <table:table-cell table:style-name="ce6" office:value-type="float" office:value="23895.07">
            <text:p>23.895,07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100001','2014-10-31','---','-------------------------','6110800002900000001','SCGCMP','SNOANTMEN100001','D','PROVISION ANTIGUEDAD DE PRESTACIONES SOCIALES NOMINA MENSUAL OCTUBRE 2014',23895,07,117);">
            <text:p>INSERT INTO scg_dt_cmp VALUES('0001','SCGCMP','SNOANTMEN100001','2014-10-31','---','-------------------------','6110800002900000001','SCGCMP','SNOANTMEN100001','D','PROVISION ANTIGUEDAD DE PRESTACIONES SOCIALES NOMINA MENSUAL OCTUBRE 2014',23895,07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508</text:p>
          </table:table-cell>
          <table:table-cell table:style-name="ce6" office:value-type="float" office:value="29990.05">
            <text:p>29.990,05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100001','2014-10-31','---','-------------------------','6110800004508000001','SCGCMP','SNOANTMEN100001','D','PROVISION ANTIGUEDAD DE PRESTACIONES SOCIALES NOMINA MENSUAL OCTUBRE 2014',29990,05,118);">
            <text:p>INSERT INTO scg_dt_cmp VALUES('0001','SCGCMP','SNOANTMEN100001','2014-10-31','---','-------------------------','6110800004508000001','SCGCMP','SNOANTMEN100001','D','PROVISION ANTIGUEDAD DE PRESTACIONES SOCIALES NOMINA MENSUAL OCTUBRE 2014',29990,05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08357.41">
            <text:p>108.357,41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100001','2014-10-31','---','-------------------------','6110800002301000001','SCGCMP','SNOANTMEN100001','D','PROVISION ANTIGUEDAD DE PRESTACIONES SOCIALES NOMINA MENSUAL OCTUBRE 2014',108357,41,119);">
            <text:p>INSERT INTO scg_dt_cmp VALUES('0001','SCGCMP','SNOANTMEN100001','2014-10-31','---','-------------------------','6110800002301000001','SCGCMP','SNOANTMEN100001','D','PROVISION ANTIGUEDAD DE PRESTACIONES SOCIALES NOMINA MENSUAL OCTUBRE 2014',108357,41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3937.82">
            <text:p>13.937,82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100001','2014-10-31','---','-------------------------','6110800004101000001','SCGCMP','SNOANTMEN100001','D','PROVISION ANTIGUEDAD DE PRESTACIONES SOCIALES NOMINA MENSUAL OCTUBRE 2014',13937,82,120);">
            <text:p>INSERT INTO scg_dt_cmp VALUES('0001','SCGCMP','SNOANTMEN100001','2014-10-31','---','-------------------------','6110800004101000001','SCGCMP','SNOANTMEN100001','D','PROVISION ANTIGUEDAD DE PRESTACIONES SOCIALES NOMINA MENSUAL OCTUBRE 2014',13937,82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302</text:p>
          </table:table-cell>
          <table:table-cell table:style-name="ce6" office:value-type="float" office:value="25518.58">
            <text:p>25.518,58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100001','2014-10-31','---','-------------------------','6110800002302000001','SCGCMP','SNOANTMEN100001','D','PROVISION ANTIGUEDAD DE PRESTACIONES SOCIALES NOMINA MENSUAL OCTUBRE 2014',25518,58,121);">
            <text:p>INSERT INTO scg_dt_cmp VALUES('0001','SCGCMP','SNOANTMEN100001','2014-10-31','---','-------------------------','6110800002302000001','SCGCMP','SNOANTMEN100001','D','PROVISION ANTIGUEDAD DE PRESTACIONES SOCIALES NOMINA MENSUAL OCTUBRE 2014',25518,58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202</text:p>
          </table:table-cell>
          <table:table-cell table:style-name="ce6" office:value-type="float" office:value="28777.62">
            <text:p>28.777,62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100001','2014-10-31','---','-------------------------','6110800002202000001','SCGCMP','SNOANTMEN100001','D','PROVISION ANTIGUEDAD DE PRESTACIONES SOCIALES NOMINA MENSUAL OCTUBRE 2014',28777,62,122);">
            <text:p>INSERT INTO scg_dt_cmp VALUES('0001','SCGCMP','SNOANTMEN100001','2014-10-31','---','-------------------------','6110800002202000001','SCGCMP','SNOANTMEN100001','D','PROVISION ANTIGUEDAD DE PRESTACIONES SOCIALES NOMINA MENSUAL OCTUBRE 2014',28777,62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603</text:p>
          </table:table-cell>
          <table:table-cell table:style-name="ce6" office:value-type="float" office:value="17381.2">
            <text:p>17.381,20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100001','2014-10-31','---','-------------------------','6110800002603000001','SCGCMP','SNOANTMEN100001','D','PROVISION ANTIGUEDAD DE PRESTACIONES SOCIALES NOMINA MENSUAL OCTUBRE 2014',17381,2,123);">
            <text:p>INSERT INTO scg_dt_cmp VALUES('0001','SCGCMP','SNOANTMEN100001','2014-10-31','---','-------------------------','6110800002603000001','SCGCMP','SNOANTMEN100001','D','PROVISION ANTIGUEDAD DE PRESTACIONES SOCIALES NOMINA MENSUAL OCTUBRE 2014',17381,2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803</text:p>
          </table:table-cell>
          <table:table-cell table:style-name="ce6" office:value-type="float" office:value="31527.47">
            <text:p>31.527,47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100001','2014-10-31','---','-------------------------','6110800002803000001','SCGCMP','SNOANTMEN100001','D','PROVISION ANTIGUEDAD DE PRESTACIONES SOCIALES NOMINA MENSUAL OCTUBRE 2014',31527,47,124);">
            <text:p>INSERT INTO scg_dt_cmp VALUES('0001','SCGCMP','SNOANTMEN100001','2014-10-31','---','-------------------------','6110800002803000001','SCGCMP','SNOANTMEN100001','D','PROVISION ANTIGUEDAD DE PRESTACIONES SOCIALES NOMINA MENSUAL OCTUBRE 2014',31527,47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703</text:p>
          </table:table-cell>
          <table:table-cell table:style-name="ce6" office:value-type="float" office:value="6860.06">
            <text:p>6.860,06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100001','2014-10-31','---','-------------------------','6110800002703000001','SCGCMP','SNOANTMEN100001','D','PROVISION ANTIGUEDAD DE PRESTACIONES SOCIALES NOMINA MENSUAL OCTUBRE 2014',6860,06,125);">
            <text:p>INSERT INTO scg_dt_cmp VALUES('0001','SCGCMP','SNOANTMEN100001','2014-10-31','---','-------------------------','6110800002703000001','SCGCMP','SNOANTMEN100001','D','PROVISION ANTIGUEDAD DE PRESTACIONES SOCIALES NOMINA MENSUAL OCTUBRE 2014',6860,06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201</text:p>
          </table:table-cell>
          <table:table-cell table:style-name="ce6" office:value-type="float" office:value="21715.63">
            <text:p>21.715,63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100001','2014-10-31','---','-------------------------','6110800002201000001','SCGCMP','SNOANTMEN100001','D','PROVISION ANTIGUEDAD DE PRESTACIONES SOCIALES NOMINA MENSUAL OCTUBRE 2014',21715,63,126);">
            <text:p>INSERT INTO scg_dt_cmp VALUES('0001','SCGCMP','SNOANTMEN100001','2014-10-31','---','-------------------------','6110800002201000001','SCGCMP','SNOANTMEN100001','D','PROVISION ANTIGUEDAD DE PRESTACIONES SOCIALES NOMINA MENSUAL OCTUBRE 2014',21715,63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2403</text:p>
          </table:table-cell>
          <table:table-cell table:style-name="ce6" office:value-type="float" office:value="279042.93">
            <text:p>279.042,93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100001','2014-10-31','---','-------------------------','6110800002403000001','SCGCMP','SNOANTMEN100001','D','PROVISION ANTIGUEDAD DE PRESTACIONES SOCIALES NOMINA MENSUAL OCTUBRE 2014',279042,93,127);">
            <text:p>INSERT INTO scg_dt_cmp VALUES('0001','SCGCMP','SNOANTMEN100001','2014-10-31','---','-------------------------','6110800002403000001','SCGCMP','SNOANTMEN100001','D','PROVISION ANTIGUEDAD DE PRESTACIONES SOCIALES NOMINA MENSUAL OCTUBRE 2014',279042,93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3303</text:p>
          </table:table-cell>
          <table:table-cell table:style-name="ce6" office:value-type="float" office:value="32855.12">
            <text:p>32.855,12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100001','2014-10-31','---','-------------------------','6110800003303000001','SCGCMP','SNOANTMEN100001','D','PROVISION ANTIGUEDAD DE PRESTACIONES SOCIALES NOMINA MENSUAL OCTUBRE 2014',32855,12,128);">
            <text:p>INSERT INTO scg_dt_cmp VALUES('0001','SCGCMP','SNOANTMEN100001','2014-10-31','---','-------------------------','6110800003303000001','SCGCMP','SNOANTMEN100001','D','PROVISION ANTIGUEDAD DE PRESTACIONES SOCIALES NOMINA MENSUAL OCTUBRE 2014',32855,12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4" office:value-type="string">
            <text:p>1303</text:p>
          </table:table-cell>
          <table:table-cell table:style-name="ce6" office:value-type="float" office:value="47145.74">
            <text:p>47.145,74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100001','2014-10-31','---','-------------------------','6110800001303000001','SCGCMP','SNOANTMEN100001','D','PROVISION ANTIGUEDAD DE PRESTACIONES SOCIALES NOMINA MENSUAL OCTUBRE 2014',47145,74,129);">
            <text:p>INSERT INTO scg_dt_cmp VALUES('0001','SCGCMP','SNOANTMEN100001','2014-10-31','---','-------------------------','6110800001303000001','SCGCMP','SNOANTMEN100001','D','PROVISION ANTIGUEDAD DE PRESTACIONES SOCIALES NOMINA MENSUAL OCTUBRE 2014',47145,74,129);</text:p>
          </table:table-cell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00001</text:p>
          </table:table-cell>
          <table:table-cell table:style-name="ce3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3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3]" office:value-type="string" office:string-value="SNOANTMEN100001">
            <text:p>SNOANTMEN10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OCTUBRE 2014</text:p>
          </table:table-cell>
          <table:table-cell table:style-name="ce3" office:value-type="string">
            <text:p>1201</text:p>
          </table:table-cell>
          <table:table-cell office:value-type="float" office:value="27735.53">
            <text:p>27735,53</text:p>
          </table:table-cell>
          <table:table-cell office:value-type="string">
            <text:p>130</text:p>
          </table:table-cell>
          <table:table-cell table:style-name="ce2" table:formula="of:=CONCATENATE(&quot;INSERT INTO scg_dt_cmp VALUES('&quot;;[.A133];&quot;','&quot;;[.B133];&quot;','&quot;;[.C133];&quot;','&quot;;[.D133];&quot;','&quot;;[.E133];&quot;','&quot;;[.F133];&quot;','&quot;;[.G133];&quot;','&quot;;[.H133];&quot;','&quot;;[.I133];&quot;','&quot;;[.J133];&quot;','&quot;;[.K133];&quot;',&quot;;[.M133];&quot;,&quot;;[.N133];&quot;);&quot;)" office:value-type="string" office:string-value="INSERT INTO scg_dt_cmp VALUES('0001','SCGCMP','SNOANTMEN100001','2014-10-31','---','-------------------------','6110800001201000001','SCGCMP','SNOANTMEN100001','D','PROVISION ANTIGUEDAD DE PRESTACIONES SOCIALES NOMINA MENSUAL OCTUBRE 2014',27735,53,130);">
            <text:p>INSERT INTO scg_dt_cmp VALUES('0001','SCGCMP','SNOANTMEN100001','2014-10-31','---','-------------------------','6110800001201000001','SCGCMP','SNOANTMEN100001','D','PROVISION ANTIGUEDAD DE PRESTACIONES SOCIALES NOMINA MENSUAL OCTUBRE 2014',27735,53,130);</text:p>
          </table:table-cell>
        </table:table-row>
        <table:table-row table:style-name="ro1" table:number-rows-repeated="10484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100001">
            <text:p>SNOANTMEN100001</text:p>
          </table:table-cell>
          <table:table-cell table:formula="of:=[Hoja1.D3]" office:value-type="string" office:string-value="2014-10-31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OCTUBRE 2014">
            <text:p>PROVISION ANTIGUEDAD DE PRESTACIONES SOCIALES NOMINA MENSUAL OCTU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4997124.38">
            <text:p>4.997.124,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100001','2014-10-31','---','-------------------------','PROVISION ANTIGUEDAD DE PRESTACIONES SOCIALES NOMINA MENSUAL OCTUBRE 2014',1,'-','----------','----------',4997124,38,0,0,0,'--','SIGESP');">
            <text:p>INSERT INTO sigesp_cmp VALUES('0001','SCGCMP','SNOANTMEN100001','2014-10-31','---','-------------------------','PROVISION ANTIGUEDAD DE PRESTACIONES SOCIALES NOMINA MENSUAL OCTUBRE 2014',1,'-','----------','----------',4997124,38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02:55</dc:date>
    <dc:creator>Sistema </dc:creator>
    <meta:editing-duration>PT2H26M22S</meta:editing-duration>
    <meta:editing-cycles>24</meta:editing-cycles>
    <meta:generator>LibreOffice/3.5$Linux_X86_64 LibreOffice_project/350m1$Build-2</meta:generator>
    <meta:document-statistic meta:table-count="2" meta:cell-count="2018" meta:object-count="0"/>
  </office:meta>
</office:document-meta>
</file>